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E000000E3AD7B6B603285DD79.png" manifest:media-type="image/png"/>
  <manifest:file-entry manifest:full-path="Pictures/1000000000000124000000A524548D30A617DFA3.png" manifest:media-type="image/png"/>
  <manifest:file-entry manifest:full-path="Pictures/10000000000000FB0000008069451F6981B5CBC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020000000204B249CA79A42C6D7.png" manifest:media-type="image/png"/>
  <manifest:file-entry manifest:full-path="Pictures/10000000000000F8000000A2EA53561DB0D6DC17.png" manifest:media-type="image/pn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00200000000BD0000005780074AFEF1F9631A.gif" manifest:media-type="image/gif"/>
  <manifest:file-entry manifest:full-path="Pictures/10000000000004B0000003845A262F33277E49EF.jpg" manifest:media-type="image/jpeg"/>
  <manifest:file-entry manifest:full-path="Pictures/100000000000021A000000EBD70B3FB31370C105.jpg" manifest:media-type="image/jpeg"/>
  <manifest:file-entry manifest:full-path="Pictures/10000000000000FB000000ACA5878869FF85BE91.png" manifest:media-type="image/png"/>
  <manifest:file-entry manifest:full-path="Pictures/1000000000000140000000B2C8103844E7CD5FAC.png" manifest:media-type="image/png"/>
  <manifest:file-entry manifest:full-path="Pictures/100000000000011B000000A1D03ADA61A3237D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</text:span><text:span text:style-name="T1">Técnico de </text:span><text:span text:style-name="T1">FPGAs </text:span><text:span text:style-name="T1">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</text:span><text:span text:style-name="T2">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 4: Control de LEDs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6">Madrid, 2019-Mayo-24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294cm" svg:height="3.81cm" svg:x="22.352cm" svg:y="13.97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6.639cm" svg:height="3.385cm" svg:x="0.981cm" svg:y="5.08cm">
          <draw:image xlink:href="Pictures/10000000000000FB0000008069451F6981B5CBC7.png" xlink:type="simple" xlink:show="embed" xlink:actuate="onLoad">
            <text:p/>
          </draw:image>
        </draw:frame>
        <draw:frame draw:style-name="gr7" draw:text-style-name="P11" draw:layer="layout" svg:width="6.639cm" svg:height="4.549cm" svg:x="1.016cm" svg:y="8.659cm">
          <draw:image xlink:href="Pictures/10000000000000FB000000ACA5878869FF85BE91.png" xlink:type="simple" xlink:show="embed" xlink:actuate="onLoad">
            <text:p/>
          </draw:image>
        </draw:frame>
        <draw:frame draw:style-name="gr7" draw:text-style-name="P11" draw:layer="layout" svg:width="6.559cm" svg:height="4.284cm" svg:x="7.366cm" svg:y="4.181cm">
          <draw:image xlink:href="Pictures/10000000000000F8000000A2EA53561DB0D6DC17.png" xlink:type="simple" xlink:show="embed" xlink:actuate="onLoad">
            <text:p/>
          </draw:image>
        </draw:frame>
        <draw:frame draw:style-name="gr7" draw:text-style-name="P11" draw:layer="layout" svg:width="7.366cm" svg:height="4.096cm" svg:x="8.636cm" svg:y="9.366cm">
          <draw:image xlink:href="Pictures/1000000000000140000000B2C8103844E7CD5FAC.png" xlink:type="simple" xlink:show="embed" xlink:actuate="onLoad">
            <text:p/>
          </draw:image>
        </draw:frame>
        <draw:frame draw:style-name="gr7" draw:text-style-name="P11" draw:layer="layout" svg:width="7.485cm" svg:height="4.258cm" svg:x="20.066cm" svg:y="8.442cm">
          <draw:image xlink:href="Pictures/100000000000011B000000A1D03ADA61A3237D32.png" xlink:type="simple" xlink:show="embed" xlink:actuate="onLoad">
            <text:p/>
          </draw:image>
        </draw:frame>
        <draw:frame draw:style-name="gr7" draw:text-style-name="P11" draw:layer="layout" svg:width="7.723cm" svg:height="4.364cm" svg:x="14.629cm" svg:y="4.018cm">
          <draw:image xlink:href="Pictures/1000000000000124000000A524548D30A617DFA3.png" xlink:type="simple" xlink:show="embed" xlink:actuate="onLoad">
            <text:p/>
          </draw:image>
        </draw:frame>
        <draw:frame draw:style-name="gr7" draw:text-style-name="P11" draw:layer="layout" svg:width="5.761cm" svg:height="4.572cm" svg:x="15.748cm" svg:y="13.208cm">
          <draw:image xlink:href="Pictures/100000000000011E000000E3AD7B6B603285DD7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5-24T09:33:03.740004252</dc:date>
    <meta:editing-duration>P8DT41M36S</meta:editing-duration>
    <meta:editing-cycles>543</meta:editing-cycles>
    <meta:generator>LibreOffice/6.0.7.3$Linux_X86_64 LibreOffice_project/00m0$Build-3</meta:generator>
    <meta:print-date>2017-10-04T10:42:29.653181544</meta:print-date>
    <meta:document-statistic meta:object-count="48"/>
  </office:meta>
</office:document-meta>
</file>